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ea836" officeooo:paragraph-rsid="000ea836"/>
    </style:style>
    <style:style style:name="P2" style:family="paragraph" style:parent-style-name="Standard">
      <style:paragraph-properties fo:text-align="center" style:justify-single-word="false"/>
      <style:text-properties officeooo:paragraph-rsid="000ea836"/>
    </style:style>
    <style:style style:name="P3" style:family="paragraph" style:parent-style-name="Standard">
      <style:paragraph-properties fo:text-align="center" style:justify-single-word="false"/>
      <style:text-properties officeooo:rsid="00104131" officeooo:paragraph-rsid="00104131"/>
    </style:style>
    <style:style style:name="P4" style:family="paragraph" style:parent-style-name="Standard">
      <style:paragraph-properties fo:text-align="center" style:justify-single-word="false"/>
      <style:text-properties officeooo:rsid="00123dbc" officeooo:paragraph-rsid="00123dbc"/>
    </style:style>
    <style:style style:name="P5" style:family="paragraph" style:parent-style-name="Standard">
      <style:paragraph-properties fo:text-align="center" style:justify-single-word="false"/>
      <style:text-properties officeooo:rsid="0012d08e" officeooo:paragraph-rsid="0012d08e"/>
    </style:style>
    <style:style style:name="P6" style:family="paragraph" style:parent-style-name="Standard">
      <style:paragraph-properties fo:text-align="center" style:justify-single-word="false"/>
      <style:text-properties style:text-underline-style="solid" style:text-underline-width="auto" style:text-underline-color="font-color" officeooo:rsid="000ea836" officeooo:paragraph-rsid="000ea836"/>
    </style:style>
    <style:style style:name="T1" style:family="text">
      <style:text-properties officeooo:rsid="000ea836"/>
    </style:style>
    <style:style style:name="T2" style:family="text">
      <style:text-properties officeooo:rsid="00123dbc"/>
    </style:style>
    <style:style style:name="T3"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Materials needed : </text:p>
      <text:p text:style-name="P1"/>
      <text:p text:style-name="P2"><text:span text:style-name="T1">Nitinol (a n</text:span>ickel-titanium alloy<text:span text:style-name="T1">) : </text:span><text:a xlink:type="simple" xlink:href="https://www.kelloggsresearchlabs.com/product/nitinol-plates/" text:style-name="Internet_20_link" text:visited-style-name="Visited_20_Internet_20_Link"><text:span text:style-name="T1">https://www.kelloggsresearchlabs.com/product/nitinol-plates/</text:span></text:a></text:p>
      <text:p text:style-name="P1">About 500 € </text:p>
      <text:p text:style-name="P1"/>
      <text:p text:style-name="P1">Carbon Fiber undersuit : <text:a xlink:type="simple" xlink:href="https://www.google.com/shopping/product/1?channel=fs&amp;client=ubuntu&amp;q=carbon+fibers&amp;prds=epd:16221736055058708029,eto:16221736055058708029_0,pid:16221736055058708029,prmr:1&amp;sa=X&amp;ved=0ahUKEwjC-8OB6vvzAhVPXRoKHSN_AlsQ9pwGCAo" text:style-name="Internet_20_link" text:visited-style-name="Visited_20_Internet_20_Link">https://www.google.com/shopping/product/1?channel=fs&amp;client=ubuntu&amp;q=carbon+fibers&amp;prds=epd:16221736055058708029,eto:16221736055058708029_0,pid:16221736055058708029,prmr:1&amp;sa=X&amp;ved=0ahUKEwjC-8OB6vvzAhVPXRoKHSN_AlsQ9pwGCAo</text:a> : </text:p>
      <text:p text:style-name="P1">About 108€</text:p>
      <text:p text:style-name="P1"/>
      <text:p text:style-name="P1">Metallic spray pain in gold and red : <text:a xlink:type="simple" xlink:href="https://www.labo3d.be/57-bombes-de-couleurs?q=Marque-Montana+Colors/Aspect-Métallic" text:style-name="Internet_20_link" text:visited-style-name="Visited_20_Internet_20_Link">https://www.labo3d.be/57-bombes-de-couleurs?q=Marque-Montana+Colors/Aspect-M%C3%A9tallic</text:a></text:p>
      <text:p text:style-name="P1">About 80€ (5 red cans and 3 gold cans)</text:p>
      <text:p text:style-name="P1"/>
      <text:p text:style-name="P3">3D printer : <text:a xlink:type="simple" xlink:href="https://www.amazon.com/Creality-Printer-Printing-Function-220x220x250mm/dp/B07FFTHMMN/ref=as_li_ss_tl?dchild=1&amp;keywords=Creality+Ender+3&amp;qid=1607413508&amp;sr=8-4&amp;linkCode=sl1&amp;tag=nikkoindust03-20&amp;linkId=af2abe8d66cb655977bc75185a012012&amp;language=en_US" text:style-name="Internet_20_link" text:visited-style-name="Visited_20_Internet_20_Link">https://www.amazon.com/Creality-Printer-Printing-Function-220x220x250mm/dp/B07FFTHMMN/ref=as_li_ss_tl?dchild=1&amp;keywords=Creality+Ender+3&amp;qid=1607413508&amp;sr=8-4&amp;linkCode=sl1&amp;tag=nikkoindust03-20&amp;linkId=af2abe8d66cb655977bc75185a012012&amp;language=en_US</text:a></text:p>
      <text:p text:style-name="P3">About 400€</text:p>
      <text:p text:style-name="P3"/>
      <text:p text:style-name="P3">Electrical wires / bolts / electrical circuits / <text:span text:style-name="T2">soldering iron etc :</text:span></text:p>
      <text:p text:style-name="P4">About 300€</text:p>
      <text:p text:style-name="P4"/>
      <text:p text:style-name="P5">Total : <text:s/><text:span text:style-name="T3">1388€</text:span></text:p>
      <text:p text:style-name="P5"/>
      <text:p text:style-name="P5">We add a margin of error in case some of the materials are broken, our builders make mistakes and need to restart the project with new materials, or in case they realise they need more material once they start building the project. The margin of error will be of 30 % of the total budget or 416€.</text:p>
      <text:p text:style-name="P5"/>
      <text:p text:style-name="P5">The total budget with the margin of error is : <text:span text:style-name="T3">1804€.</text:span></text:p>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3T09:57:40.458557272</meta:creation-date>
    <dc:date>2021-11-06T19:49:34.015257160</dc:date>
    <meta:editing-duration>PT22M29S</meta:editing-duration>
    <meta:editing-cycles>4</meta:editing-cycles>
    <meta:generator>LibreOffice/6.4.7.2$Linux_X86_64 LibreOffice_project/40$Build-2</meta:generator>
    <meta:document-statistic meta:table-count="0" meta:image-count="0" meta:object-count="0" meta:page-count="1" meta:paragraph-count="14" meta:word-count="129" meta:character-count="1262" meta:non-whitespace-character-count="1143"/>
  </office:meta>
</office:document-meta>
</file>